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text-underline-style="solid" style:text-underline-width="auto" style:text-underline-color="font-color" fo:font-weight="normal" style:font-weight-asian="normal"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Standard">
      <style:text-properties fo:language="nl" fo:country="NL" fo:font-style="normal" fo:font-weight="normal" style:font-style-asian="normal" style:font-weight-asian="normal" style:font-style-complex="normal" style:font-weight-complex="normal"/>
    </style:style>
    <style:style style:name="P14"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15" style:family="paragraph" style:parent-style-name="Standard" style:list-style-name="L1">
      <style:text-properties fo:language="nl" fo:country="NL" fo:font-weight="normal" style:font-weight-asian="normal" style:font-weight-complex="normal"/>
    </style:style>
    <style:style style:name="P16" style:family="paragraph" style:parent-style-name="Standard" style:list-style-name="L2">
      <style:text-properties fo:language="nl" fo:country="NL" fo:font-weight="normal" style:font-weight-asian="normal" style:font-weight-complex="normal"/>
    </style:style>
    <style:style style:name="P17" style:family="paragraph" style:parent-style-name="Standard" style:list-style-name="L3">
      <style:text-properties fo:font-weight="normal" style:font-weight-asian="normal" style:font-weight-complex="normal"/>
    </style:style>
    <style:style style:name="P18" style:family="paragraph" style:parent-style-name="Standard" style:list-style-name="L4">
      <style:text-properties style:text-underline-style="none" fo:font-weight="normal" style:font-weight-asian="normal" style:font-weight-complex="normal"/>
    </style:style>
    <style:style style:name="P19" style:family="paragraph" style:parent-style-name="Standard" style:list-style-name="L5">
      <style:text-properties style:text-underline-style="none" fo:font-weight="normal" style:font-weight-asian="normal" style:font-weight-complex="normal"/>
    </style:style>
    <style:style style:name="P20" style:family="paragraph" style:parent-style-name="Standard" style:list-style-name="L6">
      <style:text-properties style:text-underline-style="none" fo:font-weight="normal" style:font-weight-asian="normal" style:font-weight-complex="normal"/>
    </style:style>
    <style:style style:name="P21" style:family="paragraph" style:parent-style-name="Standard" style:list-style-name="L7">
      <style:text-properties style:text-underline-style="none" fo:font-weight="normal" style:font-weight-asian="normal" style:font-weight-complex="normal"/>
    </style:style>
    <style:style style:name="P22" style:family="paragraph" style:parent-style-name="Standard" style:list-style-name="L8">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ay connected'</text:p>
      <text:p text:style-name="P9">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13"/>
      <text:p text:style-name="P14">Voorbeeld:</text:p>
      <text:p text:style-name="P13">We willen graag de volgende data verzenden:</text:p>
      <text:p text:style-name="P13">Location: Long:53.2352349, Lat:4.23482092</text:p>
      <text:p text:style-name="P13">Address: Sciencepark 500, Amsterdam, The Netherlands</text:p>
      <text:p text:style-name="P13">App usage: phone:54min20secs, WhatsApp:21mins08secs, SnapChat:5mins12secs</text:p>
      <text:p text:style-name="P13"/>
      <text:p text:style-name="P13">We kunnen deze data in één string zetten met het scheidingsteken ';'</text:p>
      <text:p text:style-name="P13">“Location: Long:53.2352349, Lat:4.23482092;Address: Sciencepark 500, Amsterdam, The Netherlands;App usage: phone:54min20secs, WhatsApp:21mins08secs, SnapChat:5mins12secs”</text:p>
      <text:p text:style-name="P13"/>
      <text:p text:style-name="P13">Deze string kunnen we vervolgens op een ander toestel of op de server weer logisch opdelen in de individuele strings 'Location', 'Address' en 'App usage'.</text:p>
      <text:p text:style-name="P3"/>
      <text:p text:style-name="P2">Stappenplan:</text:p>
      <text:list xml:id="list1917076323" text:style-name="L1">
        <text:list-item>
          <text:p text:style-name="P15">Server maken</text:p>
        </text:list-item>
        <text:list-item>
          <text:p text:style-name="P15">Connectie van android naar server (via wifi)</text:p>
        </text:list-item>
        <text:list-item>
          <text:p text:style-name="P15">Connectie van server naar android (via wifi)</text:p>
        </text:list-item>
        <text:list-item>
          <text:p text:style-name="P15">Connectie van android naar andoird (via bluetooth)</text:p>
        </text:list-item>
        <text:list-item>
          <text:p text:style-name="P15"><text:soft-page-break/>Data verzending van android naar server</text:p>
        </text:list-item>
        <text:list-item>
          <text:p text:style-name="P15">Data verzending van server naar android</text:p>
        </text:list-item>
        <text:list-item>
          <text:p text:style-name="P15">Data verzending van android naar android</text:p>
        </text:list-item>
        <text:list-item>
          <text:p text:style-name="P15">App maken die locatie (via wifi) kan opslaan (google api voor locatie)</text:p>
        </text:list-item>
        <text:list-item>
          <text:p text:style-name="P15">Meta data verzameling (google api voor locatie)</text:p>
        </text:list-item>
        <text:list-item>
          <text:p text:style-name="P15">Database voor meta data</text:p>
        </text:list-item>
        <text:list-item>
          <text:p text:style-name="P15">Meta data vergelijking voor match (algoritme)</text:p>
        </text:list-item>
        <text:list-item>
          <text:p text:style-name="P15">Planning van ontmoeting op basis van gegevens (voorspelling van locatie en tijd)</text:p>
        </text:list-item>
        <text:list-item>
          <text:p text:style-name="P15">GUI voor android</text:p>
        </text:list-item>
      </text:list>
      <text:p text:style-name="P3"/>
      <text:p text:style-name="P2">Extra features:</text:p>
      <text:list xml:id="list1344682385" text:style-name="L2">
        <text:list-item>
          <text:p text:style-name="P16">Mensen die vaak bij elkaar in de buurt zijn kunnen data, van de server, voor elkaar meenemen en overdragen.</text:p>
        </text:list-item>
        <text:list-item>
          <text:p text:style-name="P16">Data verzending secure maken.</text:p>
        </text:list-item>
        <text:list-item>
          <text:p text:style-name="P16">User opties voor soort match (vriendschappelijk, blind-date, etc.).</text:p>
        </text:list-item>
        <text:list-item>
          <text:p text:style-name="P16">Bij ontmoeting, afstands meting tussen de twee mensen, hierdoor wordt bepaald of de ontmoeting werkelijk heeft plaats gevonden.</text:p>
        </text:list-item>
        <text:list-item>
          <text:p text:style-name="P16">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7">Planning:</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2">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2">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2">21 Juni</text:p>
          </table:table-cell>
          <table:table-cell table:style-name="Table1.A2" office:value-type="string">
            <text:p text:style-name="Table_20_Contents">Onmoeting plannen (voorspellen van tijd, plaats)</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ext:soft-page-break/>
        <table:table-row>
          <table:table-cell table:style-name="Table1.A2" office:value-type="string">
            <text:p text:style-name="P12">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7">To do:</text:p>
      <text:list xml:id="list514461569" text:style-name="L3">
        <text:list-item>
          <text:p text:style-name="P17">Benchmark bedenken</text:p>
        </text:list-item>
      </text:list>
      <text:p text:style-name="P10"/>
      <text:p text:style-name="P7">Dagelijke notulen:</text:p>
      <text:p text:style-name="P11">Maandag 10-Jun:</text:p>
      <text:list xml:id="list1150502354" text:style-name="L4">
        <text:list-item>
          <text:p text:style-name="P18">Bespreking project → wat gaan we doen?</text:p>
        </text:list-item>
        <text:list-item>
          <text:p text:style-name="P18">Conclusie: Stay Connected, Diederik verwantwoordelijk voor git</text:p>
        </text:list-item>
        <text:list-item>
          <text:p text:style-name="P18">Taakverdeling (zie Planning hierboven)</text:p>
        </text:list-item>
        <text:list-item>
          <text:p text:style-name="P18">Eind van de dag → wie heeft wat afgekregen?</text:p>
        </text:list-item>
        <text:list-item>
          <text:p text:style-name="P18">Conclusie: Iets meer tijd nodig voor alles, verslag voor groot deel opgesteld</text:p>
        </text:list-item>
      </text:list>
      <text:p text:style-name="P11">Dinsdag 11-Jun:</text:p>
      <text:list xml:id="list183656994" text:style-name="L5">
        <text:list-item>
          <text:p text:style-name="P19">Hidde is ziek</text:p>
        </text:list-item>
        <text:list-item>
          <text:p text:style-name="P19">Wat gaan we doen vandaag?</text:p>
        </text:list-item>
        <text:list-item>
          <text:p text:style-name="P19">Conclusie: Verder volgens planning</text:p>
        </text:list-item>
        <text:list-item>
          <text:p text:style-name="P19">Hidde werkt wanneer die kan, haalt in het weekend in wanneer beter</text:p>
        </text:list-item>
        <text:list-item>
          <text:p text:style-name="P19">Eind van de dag → wie heeft wat afgekregen?</text:p>
        </text:list-item>
        <text:list-item>
          <text:p text:style-name="P19">Conclusie: Location gevonden, morgen verder met database</text:p>
        </text:list-item>
      </text:list>
      <text:p text:style-name="P11">Woensdag 12-Jun:</text:p>
      <text:list xml:id="list107436925" text:style-name="L6">
        <text:list-item>
          <text:p text:style-name="P20">Hidde is ziek</text:p>
        </text:list-item>
        <text:list-item>
          <text:p text:style-name="P20">Wat gaan we doen vandaag?</text:p>
        </text:list-item>
        <text:list-item>
          <text:p text:style-name="P20">Conclusie: Verder met taken</text:p>
        </text:list-item>
        <text:list-item>
          <text:p text:style-name="P20">Eind van de dag → wie heeft wat afgekregen?</text:p>
        </text:list-item>
        <text:list-item>
          <text:p text:style-name="P20">Conclusie: Bluetooth is stuk lastiger dan gedacht, database opslaan gelukt, maar morgen maken met Service zodat die concurrent kan, brief naar Technology Transfer Office gestuurd</text:p>
        </text:list-item>
      </text:list>
      <text:p text:style-name="P11">Vrijdag 14-Jun:</text:p>
      <text:list xml:id="list505835255" text:style-name="L7">
        <text:list-item>
          <text:p text:style-name="P21">Hidde is nog steeds ziek</text:p>
        </text:list-item>
        <text:list-item>
          <text:p text:style-name="P21">Wat gaan we doen vandaag?</text:p>
        </text:list-item>
        <text:list-item>
          <text:p text:style-name="P21">Conclusie: Bluetooth afmaken, duurt nog wel even, anders in het weekend afmaken. Database schrijven en ophalen concurrent maken d.m.v. Services</text:p>
        </text:list-item>
        <text:list-item>
          <text:p text:style-name="P21">Eind van de dag → wie heeft wat afgekregen?</text:p>
        </text:list-item>
        <text:list-item>
          <text:p text:style-name="P21">Conclusie: Verslag geschreven en concurrency van database schrijven en lezen afgemaakt. Bluetooth is nog steeds lastig, maar voortgang, dit weekend afmaken.</text:p>
        </text:list-item>
      </text:list>
      <text:p text:style-name="P11">Maandag 17-Jun:</text:p>
      <text:list xml:id="list1606168691" text:style-name="L8">
        <text:list-item>
          <text:p text:style-name="P22">Hidde weer beter!</text:p>
        </text:list-item>
        <text:list-item>
          <text:p text:style-name="P22">Wat gaan we doen vandaag?</text:p>
        </text:list-item>
        <text:list-item>
          <text:p text:style-name="P22">Conclusie: Hidde gaat hard aan het werk met de server-android connectie, Diederik gaat werken aan data verzending (Wat? Hoe?), Freddy gaat weer verder met bluetooth want dat was nog niet geluk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17T11:17:31</dc:date>
    <meta:editing-duration>PT5H24M19S</meta:editing-duration>
    <meta:editing-cycles>165</meta:editing-cycles>
    <meta:generator>LibreOffice/3.5$Linux_X86_64 LibreOffice_project/350m1$Build-2</meta:generator>
    <meta:print-date>2013-06-10T11:57:49</meta:print-date>
    <meta:document-statistic meta:table-count="1" meta:image-count="0" meta:object-count="0" meta:page-count="5" meta:paragraph-count="139" meta:word-count="1972" meta:character-count="12296" meta:non-whitespace-character-count="10506"/>
  </office:meta>
</office:document-meta>
</file>